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P1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text-properties style:font-name="Times New Roman" fo:font-size="12pt" style:font-size-asian="12pt" style:font-size-complex="12pt"/>
    </style:style>
    <style:style style:name="P21" style:parent-style-name="Normal" style:family="paragraph">
      <style:text-properties style:font-name="Times New Roman" fo:font-size="12pt" style:font-size-asian="12pt" style:font-size-complex="12pt"/>
    </style:style>
    <style:style style:name="P22" style:parent-style-name="Normal" style:family="paragraph">
      <style:text-properties style:font-name="Times New Roman" fo:font-size="12pt" style:font-size-asian="12pt" style:font-size-complex="12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P24" style:parent-style-name="Normal" style:family="paragraph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P33" style:parent-style-name="Normal" style:family="paragraph">
      <style:text-properties style:font-name="Times New Roman" fo:font-size="12pt" style:font-size-asian="12pt" style:font-size-complex="12pt"/>
    </style:style>
    <style:style style:name="P34" style:parent-style-name="Normal" style:family="paragraph">
      <style:text-properties style:font-name="Times New Roman" fo:font-size="12pt" style:font-size-asian="12pt" style:font-size-complex="12pt"/>
    </style:style>
    <style:style style:name="P35" style:parent-style-name="Normal" style:family="paragraph">
      <style:text-properties style:font-name="Times New Roman" fo:font-size="12pt" style:font-size-asian="12pt" style:font-size-complex="12pt"/>
    </style:style>
    <style:style style:name="P36" style:parent-style-name="Normal" style:family="paragraph">
      <style:text-properties style:font-name="Times New Roman" fo:font-size="12pt" style:font-size-asian="12pt" style:font-size-complex="12pt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P38" style:parent-style-name="Normal" style:family="paragraph">
      <style:text-properties style:font-name="Times New Roman" fo:font-size="12pt" style:font-size-asian="12pt" style:font-size-complex="12pt"/>
    </style:style>
    <style:style style:name="P39" style:parent-style-name="Normal" style:family="paragraph">
      <style:text-properties style:font-name="Times New Roman" fo:font-size="12pt" style:font-size-asian="12pt" style:font-size-complex="12pt"/>
    </style:style>
    <style:style style:name="P40" style:parent-style-name="Normal" style:family="paragraph">
      <style:text-properties style:font-name="Times New Roman" fo:font-size="12pt" style:font-size-asian="12pt" style:font-size-complex="12pt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P4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size="12pt" style:font-size-asian="12pt" style:font-size-complex="12pt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P52" style:parent-style-name="Normal" style:family="paragraph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56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P60" style:parent-style-name="Normal" style:family="paragraph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P62" style:parent-style-name="Normal" style:family="paragraph">
      <style:text-properties style:font-name="Times New Roman" fo:font-size="12pt" style:font-size-asian="12pt" style:font-size-complex="12pt"/>
    </style:style>
    <style:style style:name="P6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text-properties style:font-name="Times New Roman" fo:font-size="12pt" style:font-size-asian="12pt" style:font-size-complex="12pt"/>
    </style:style>
    <style:style style:name="P67" style:parent-style-name="Normal" style:family="paragraph">
      <style:text-properties style:font-name="Times New Roman" fo:font-size="12pt" style:font-size-asian="12pt" style:font-size-complex="12pt"/>
    </style:style>
    <style:style style:name="P68" style:parent-style-name="Normal" style:family="paragraph">
      <style:text-properties style:font-name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fo:font-size="12pt" style:font-size-asian="12pt" style:font-size-complex="12pt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P72" style:parent-style-name="Normal" style:family="paragraph">
      <style:text-properties style:font-name="Times New Roman" fo:font-size="12pt" style:font-size-asian="12pt" style:font-size-complex="12pt"/>
    </style:style>
    <style:style style:name="P7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4" style:parent-style-name="Normal" style:family="paragraph">
      <style:text-properties style:font-name="Times New Roman" fo:font-size="12pt" style:font-size-asian="12pt" style:font-size-complex="12pt"/>
    </style:style>
    <style:style style:name="P75" style:parent-style-name="Normal" style:family="paragraph">
      <style:text-properties style:font-name="Times New Roman" fo:font-size="12pt" style:font-size-asian="12pt" style:font-size-complex="12pt"/>
    </style:style>
    <style:style style:name="P7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7" style:parent-style-name="Normal" style:family="paragraph">
      <style:text-properties style:font-name="Times New Roman" fo:font-size="12pt" style:font-size-asian="12pt" style:font-size-complex="12pt"/>
    </style:style>
    <style:style style:name="P78" style:parent-style-name="Normal" style:family="paragraph">
      <style:text-properties style:font-name="Times New Roman" fo:font-size="12pt" style:font-size-asian="12pt" style:font-size-complex="12pt"/>
    </style:style>
    <style:style style:name="P79" style:parent-style-name="Normal" style:family="paragraph">
      <style:text-properties style:font-name="Times New Roman" fo:font-size="12pt" style:font-size-asian="12pt" style:font-size-complex="12pt"/>
    </style:style>
    <style:style style:name="P80" style:parent-style-name="Normal" style:family="paragraph">
      <style:text-properties style:font-name="Times New Roman" fo:font-size="12pt" style:font-size-asian="12pt" style:font-size-complex="12pt"/>
    </style:style>
    <style:style style:name="P81" style:parent-style-name="Normal" style:family="paragraph">
      <style:text-properties style:font-name="Times New Roman" fo:font-size="12pt" style:font-size-asian="12pt" style:font-size-complex="12pt"/>
    </style:style>
    <style:style style:name="P82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83" style:parent-style-name="Normal" style:family="paragraph">
      <style:text-properties style:font-name="Times New Roman" fo:font-size="12pt" style:font-size-asian="12pt" style:font-size-complex="12pt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P85" style:parent-style-name="Normal" style:family="paragraph">
      <style:text-properties style:font-name="Times New Roman" fo:font-size="12pt" style:font-size-asian="12pt" style:font-size-complex="12pt"/>
    </style:style>
    <style:style style:name="P86" style:parent-style-name="Normal" style:family="paragraph">
      <style:text-properties style:font-name="Times New Roman" fo:font-size="12pt" style:font-size-asian="12pt" style:font-size-complex="12pt"/>
    </style:style>
    <style:style style:name="P87" style:parent-style-name="Normal" style:family="paragraph">
      <style:text-properties style:font-name="Times New Roman" fo:font-size="12pt" style:font-size-asian="12pt" style:font-size-complex="12pt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P89" style:parent-style-name="Normal" style:family="paragraph">
      <style:text-properties style:font-name="Times New Roman" fo:font-size="12pt" style:font-size-asian="12pt" style:font-size-complex="12pt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P91" style:parent-style-name="Normal" style:family="paragraph">
      <style:text-properties style:font-name="Times New Roman" fo:font-size="12pt" style:font-size-asian="12pt" style:font-size-complex="12pt"/>
    </style:style>
    <style:style style:name="P92" style:parent-style-name="Normal" style:family="paragraph">
      <style:text-properties style:font-name="Times New Roman" fo:font-size="12pt" style:font-size-asian="12pt" style:font-size-complex="12pt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P94" style:parent-style-name="Normal" style:family="paragraph">
      <style:text-properties style:font-name="Times New Roman" fo:font-size="12pt" style:font-size-asian="12pt" style:font-size-complex="12pt"/>
    </style:style>
    <style:style style:name="P9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96" style:parent-style-name="Normal" style:family="paragraph">
      <style:text-properties style:font-name="Times New Roman" fo:font-size="12pt" style:font-size-asian="12pt" style:font-size-complex="12pt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P100" style:parent-style-name="Normal" style:family="paragraph">
      <style:text-properties style:font-name="Times New Roman" fo:font-size="12pt" style:font-size-asian="12pt" style:font-size-complex="12pt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P10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P105" style:parent-style-name="Normal" style:family="paragraph">
      <style:text-properties style:font-name="Times New Roman" fo:font-size="12pt" style:font-size-asian="12pt" style:font-size-complex="12pt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P10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P109" style:parent-style-name="Normal" style:family="paragraph">
      <style:text-properties style:font-name="Times New Roman" fo:font-size="12pt" style:font-size-asian="12pt" style:font-size-complex="12pt"/>
    </style:style>
    <style:style style:name="P110" style:parent-style-name="Normal" style:family="paragraph">
      <style:text-properties style:font-name="Times New Roman" fo:font-size="12pt" style:font-size-asian="12pt" style:font-size-complex="12pt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P112" style:parent-style-name="Normal" style:family="paragraph">
      <style:text-properties style:font-name="Times New Roman" fo:font-size="12pt" style:font-size-asian="12pt" style:font-size-complex="12pt"/>
    </style:style>
    <style:style style:name="P113" style:parent-style-name="Normal" style:family="paragraph">
      <style:text-properties style:font-name="Times New Roman" fo:font-size="12pt" style:font-size-asian="12pt" style:font-size-complex="12pt"/>
    </style:style>
    <style:style style:name="P114" style:parent-style-name="Normal" style:family="paragraph">
      <style:text-properties style:font-name="Times New Roman" fo:font-size="12pt" style:font-size-asian="12pt" style:font-size-complex="12pt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P116" style:parent-style-name="Normal" style:family="paragraph">
      <style:text-properties style:font-name="Times New Roman" fo:font-size="12pt" style:font-size-asian="12pt" style:font-size-complex="12pt"/>
    </style:style>
    <style:style style:name="P117" style:parent-style-name="Normal" style:family="paragraph">
      <style:text-properties style:font-name="Times New Roman" fo:font-size="12pt" style:font-size-asian="12pt" style:font-size-complex="12pt"/>
    </style:style>
    <style:style style:name="P118" style:parent-style-name="Normal" style:family="paragraph">
      <style:text-properties style:font-name="Times New Roman" fo:font-size="12pt" style:font-size-asian="12pt" style:font-size-complex="12pt"/>
    </style:style>
    <style:style style:name="P119" style:parent-style-name="Normal" style:family="paragraph">
      <style:text-properties style:font-name="Times New Roman" fo:font-size="12pt" style:font-size-asian="12pt" style:font-size-complex="12pt"/>
    </style:style>
    <style:style style:name="P120" style:parent-style-name="Normal" style:family="paragraph">
      <style:text-properties style:font-name="Times New Roman" fo:font-size="12pt" style:font-size-asian="12pt" style:font-size-complex="12pt"/>
    </style:style>
    <style:style style:name="P121" style:parent-style-name="Normal" style:family="paragraph">
      <style:text-properties style:font-name="Times New Roman" fo:font-size="12pt" style:font-size-asian="12pt" style:font-size-complex="12pt"/>
    </style:style>
    <style:style style:name="P122" style:parent-style-name="Normal" style:family="paragraph">
      <style:text-properties style:font-name="Times New Roman" fo:font-size="12pt" style:font-size-asian="12pt" style:font-size-complex="12pt"/>
    </style:style>
    <style:style style:name="P123" style:parent-style-name="Normal" style:family="paragraph">
      <style:text-properties style:font-name="Times New Roman" fo:font-size="12pt" style:font-size-asian="12pt" style:font-size-complex="12pt"/>
    </style:style>
    <style:style style:name="P124" style:parent-style-name="Normal" style:family="paragraph">
      <style:text-properties style:font-name="Times New Roman" fo:font-size="12pt" style:font-size-asian="12pt" style:font-size-complex="12pt"/>
    </style:style>
    <style:style style:name="P125" style:parent-style-name="Normal" style:family="paragraph">
      <style:text-properties style:font-name="Times New Roman" fo:font-size="12pt" style:font-size-asian="12pt" style:font-size-complex="12pt"/>
    </style:style>
    <style:style style:name="P126" style:parent-style-name="Normal" style:family="paragraph">
      <style:text-properties style:font-name="Times New Roman" fo:font-size="12pt" style:font-size-asian="12pt" style:font-size-complex="12pt"/>
    </style:style>
    <style:style style:name="P127" style:parent-style-name="Normal" style:family="paragraph">
      <style:text-properties style:font-name="Times New Roman" fo:font-size="12pt" style:font-size-asian="12pt" style:font-size-complex="12pt"/>
    </style:style>
    <style:style style:name="P128" style:parent-style-name="Normal" style:family="paragraph">
      <style:text-properties style:font-name="Times New Roman" fo:font-size="12pt" style:font-size-asian="12pt" style:font-size-complex="12pt"/>
    </style:style>
    <style:style style:name="P12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0" style:parent-style-name="Normal" style:family="paragraph">
      <style:text-properties style:font-name="Times New Roman" fo:font-size="12pt" style:font-size-asian="12pt" style:font-size-complex="12pt"/>
    </style:style>
    <style:style style:name="P131" style:parent-style-name="Normal" style:family="paragraph">
      <style:text-properties style:font-name="Times New Roman" fo:font-size="12pt" style:font-size-asian="12pt" style:font-size-complex="12pt"/>
    </style:style>
    <style:style style:name="P132" style:parent-style-name="Normal" style:family="paragraph">
      <style:text-properties style:font-name="Times New Roman" fo:font-size="12pt" style:font-size-asian="12pt" style:font-size-complex="12pt"/>
    </style:style>
    <style:style style:name="P133" style:parent-style-name="Normal" style:family="paragraph">
      <style:text-properties style:font-name="Times New Roman" fo:font-size="12pt" style:font-size-asian="12pt" style:font-size-complex="12pt"/>
    </style:style>
    <style:style style:name="P134" style:parent-style-name="Normal" style:family="paragraph">
      <style:text-properties style:font-name="Times New Roman" fo:font-size="12pt" style:font-size-asian="12pt" style:font-size-complex="12pt"/>
    </style:style>
    <style:style style:name="P135" style:parent-style-name="Normal" style:family="paragraph">
      <style:text-properties style:font-name="Times New Roman" fo:font-size="12pt" style:font-size-asian="12pt" style:font-size-complex="12pt"/>
    </style:style>
    <style:style style:name="P136" style:parent-style-name="Normal" style:family="paragraph">
      <style:text-properties style:font-name="Times New Roman" fo:font-size="12pt" style:font-size-asian="12pt" style:font-size-complex="12pt"/>
    </style:style>
    <style:style style:name="P13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8" style:parent-style-name="Normal" style:family="paragraph">
      <style:text-properties style:font-name="Times New Roman" fo:font-size="12pt" style:font-size-asian="12pt" style:font-size-complex="12pt"/>
    </style:style>
    <style:style style:name="P139" style:parent-style-name="Normal" style:family="paragraph">
      <style:text-properties style:font-name="Times New Roman" fo:font-size="12pt" style:font-size-asian="12pt" style:font-size-complex="12pt"/>
    </style:style>
    <style:style style:name="P140" style:parent-style-name="Normal" style:family="paragraph">
      <style:text-properties style:font-name="Times New Roman" fo:font-size="12pt" style:font-size-asian="12pt" style:font-size-complex="12pt"/>
    </style:style>
    <style:style style:name="P141" style:parent-style-name="Normal" style:family="paragraph">
      <style:text-properties style:font-name="Times New Roman" fo:font-size="12pt" style:font-size-asian="12pt" style:font-size-complex="12pt"/>
    </style:style>
    <style:style style:name="P14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4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4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4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46" style:parent-style-name="Normal" style:family="paragraph">
      <style:text-properties style:font-name="Times New Roman" fo:font-size="12pt" style:font-size-asian="12pt" style:font-size-complex="12pt"/>
    </style:style>
    <style:style style:name="P147" style:parent-style-name="Normal" style:family="paragraph">
      <style:text-properties style:font-name="Times New Roman" fo:font-size="12pt" style:font-size-asian="12pt" style:font-size-complex="12pt"/>
    </style:style>
    <style:style style:name="P148" style:parent-style-name="Normal" style:family="paragraph">
      <style:text-properties style:font-name="Times New Roman" fo:font-size="12pt" style:font-size-asian="12pt" style:font-size-complex="12pt"/>
    </style:style>
    <style:style style:name="P149" style:parent-style-name="Normal" style:family="paragraph">
      <style:text-properties style:font-name="Times New Roman" fo:font-size="12pt" style:font-size-asian="12pt" style:font-size-complex="12pt"/>
    </style:style>
    <style:style style:name="P150" style:parent-style-name="Normal" style:family="paragraph">
      <style:text-properties style:font-name="Times New Roman" fo:font-size="12pt" style:font-size-asian="12pt" style:font-size-complex="12pt"/>
    </style:style>
    <style:style style:name="P151" style:parent-style-name="Normal" style:family="paragraph">
      <style:text-properties style:font-name="Times New Roman" fo:font-size="12pt" style:font-size-asian="12pt" style:font-size-complex="12pt"/>
    </style:style>
    <style:style style:name="P152" style:parent-style-name="Normal" style:family="paragraph">
      <style:text-properties style:font-name="Times New Roman" fo:font-size="12pt" style:font-size-asian="12pt" style:font-size-complex="12pt"/>
    </style:style>
    <style:style style:name="P153" style:parent-style-name="Normal" style:family="paragraph">
      <style:text-properties style:font-name="Times New Roman" fo:font-size="12pt" style:font-size-asian="12pt" style:font-size-complex="12pt"/>
    </style:style>
    <style:style style:name="P154" style:parent-style-name="Normal" style:family="paragraph">
      <style:text-properties style:font-name="Times New Roman" fo:font-size="12pt" style:font-size-asian="12pt" style:font-size-complex="12pt"/>
    </style:style>
    <style:style style:name="P155" style:parent-style-name="Normal" style:family="paragraph">
      <style:text-properties style:font-name="Times New Roman" fo:font-size="12pt" style:font-size-asian="12pt" style:font-size-complex="12pt"/>
    </style:style>
    <style:style style:name="P156" style:parent-style-name="Normal" style:family="paragraph">
      <style:text-properties style:font-name="Times New Roman" fo:font-size="12pt" style:font-size-asian="12pt" style:font-size-complex="12pt"/>
    </style:style>
    <style:style style:name="P157" style:parent-style-name="Normal" style:family="paragraph">
      <style:text-properties style:font-name="Times New Roman" fo:font-size="12pt" style:font-size-asian="12pt" style:font-size-complex="12pt"/>
    </style:style>
    <style:style style:name="P158" style:parent-style-name="Normal" style:family="paragraph">
      <style:text-properties style:font-name="Times New Roman" fo:font-size="12pt" style:font-size-asian="12pt" style:font-size-complex="12pt"/>
    </style:style>
    <style:style style:name="P15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6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61" style:parent-style-name="Normal" style:family="paragraph">
      <style:text-properties style:font-name="Times New Roman" fo:font-size="12pt" style:font-size-asian="12pt" style:font-size-complex="12pt"/>
    </style:style>
    <style:style style:name="P162" style:parent-style-name="Normal" style:family="paragraph">
      <style:text-properties style:font-name="Times New Roman" fo:font-size="12pt" style:font-size-asian="12pt" style:font-size-complex="12pt"/>
    </style:style>
    <style:style style:name="P163" style:parent-style-name="Normal" style:family="paragraph">
      <style:text-properties style:font-name="Times New Roman" fo:font-size="12pt" style:font-size-asian="12pt" style:font-size-complex="12pt"/>
    </style:style>
    <style:style style:name="P164" style:parent-style-name="Normal" style:family="paragraph">
      <style:text-properties style:font-name="Times New Roman" fo:font-size="12pt" style:font-size-asian="12pt" style:font-size-complex="12pt"/>
    </style:style>
    <style:style style:name="P165" style:parent-style-name="Normal" style:family="paragraph">
      <style:text-properties style:font-name="Times New Roman" fo:font-size="12pt" style:font-size-asian="12pt" style:font-size-complex="12pt"/>
    </style:style>
    <style:style style:name="P166" style:parent-style-name="Normal" style:family="paragraph">
      <style:text-properties style:font-name="Times New Roman" fo:font-size="12pt" style:font-size-asian="12pt" style:font-size-complex="12pt"/>
    </style:style>
    <style:style style:name="P167" style:parent-style-name="Normal" style:family="paragraph">
      <style:text-properties style:font-name="Times New Roman" fo:font-size="12pt" style:font-size-asian="12pt" style:font-size-complex="12pt"/>
    </style:style>
    <style:style style:name="P168" style:parent-style-name="Normal" style:family="paragraph">
      <style:text-properties style:font-name="Times New Roman" fo:font-size="12pt" style:font-size-asian="12pt" style:font-size-complex="12pt"/>
    </style:style>
    <style:style style:name="P169" style:parent-style-name="Normal" style:family="paragraph">
      <style:text-properties style:font-name="Times New Roman" fo:font-size="12pt" style:font-size-asian="12pt" style:font-size-complex="12pt"/>
    </style:style>
    <style:style style:name="P170" style:parent-style-name="Normal" style:family="paragraph">
      <style:text-properties style:font-name="Times New Roman" fo:font-size="12pt" style:font-size-asian="12pt" style:font-size-complex="12pt"/>
    </style:style>
    <style:style style:name="P171" style:parent-style-name="Normal" style:family="paragraph">
      <style:text-properties style:font-name="Times New Roman" fo:font-size="12pt" style:font-size-asian="12pt" style:font-size-complex="12pt"/>
    </style:style>
    <style:style style:name="P172" style:parent-style-name="Normal" style:family="paragraph">
      <style:text-properties style:font-name="Times New Roman" fo:font-size="12pt" style:font-size-asian="12pt" style:font-size-complex="12pt"/>
    </style:style>
    <style:style style:name="P173" style:parent-style-name="Normal" style:family="paragraph">
      <style:text-properties style:font-name="Times New Roman" fo:font-size="12pt" style:font-size-asian="12pt" style:font-size-complex="12pt"/>
    </style:style>
    <style:style style:name="P174" style:parent-style-name="Normal" style:family="paragraph">
      <style:text-properties style:font-name="Times New Roman" fo:font-size="12pt" style:font-size-asian="12pt" style:font-size-complex="12pt"/>
    </style:style>
    <style:style style:name="P175" style:parent-style-name="Normal" style:family="paragraph">
      <style:text-properties style:font-name="Times New Roman" fo:font-size="12pt" style:font-size-asian="12pt" style:font-size-complex="12pt"/>
    </style:style>
    <style:style style:name="P176" style:parent-style-name="Normal" style:family="paragraph">
      <style:text-properties style:font-name="Times New Roman" fo:font-size="12pt" style:font-size-asian="12pt" style:font-size-complex="12pt"/>
    </style:style>
    <style:style style:name="P177" style:parent-style-name="Normal" style:family="paragraph">
      <style:text-properties style:font-name="Times New Roman" fo:font-size="12pt" style:font-size-asian="12pt" style:font-size-complex="12pt"/>
    </style:style>
    <style:style style:name="P178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LFTC Lab 1</text:p>
      <text:p text:style-name="P2"/>
      <text:p text:style-name="P3">1.<text:s/></text:p>
      <text:p text:style-name="P4">Minilimbajul se bazeaza pe limbajul C++</text:p>
      <text:p text:style-name="Normal"><text:span text:style-name="T5">- tipuri de date simple: <text:s/></text:span><text:span text:style-name="T6">int, float, bool;</text:span></text:p>
      <text:p text:style-name="Normal"><text:span text:style-name="T7">-</text:span><text:span text:style-name="T8"><text:s/>un tip de date definit de utilizator:<text:s/></text:span><text:span text:style-name="T9">special</text:span></text:p>
      <text:p text:style-name="Normal"><text:span text:style-name="T10">- instructiuni de atribuire:<text:s/></text:span><text:span text:style-name="T11">=, +=, -=, ++</text:span></text:p>
      <text:p text:style-name="Normal"><text:span text:style-name="T12">- instructiuni de<text:s/></text:span><text:span text:style-name="T13">intrare/iesire:<text:s/></text:span><text:span text:style-name="T14">cin/cout</text:span></text:p>
      <text:p text:style-name="Normal"><text:span text:style-name="T15">- instructiuni de selectie (conditionala):<text:s/></text:span><text:span text:style-name="T16">if, if else</text:span></text:p>
      <text:p text:style-name="Normal"><text:span text:style-name="T17">- instructiuni de ciclare:<text:s/></text:span><text:span text:style-name="T18">for, while</text:span></text:p>
      <text:p text:style-name="Normal"/>
      <text:p text:style-name="P19">Sintaxa structurilor sintactice:</text:p>
      <text:p text:style-name="P20">&lt;program&gt; ::=<text:s/></text:p>
      <text:p text:style-name="P21">#include &lt;iostream&gt; using namespace std; int main() {&lt;lista_instructiuni&gt; return 0; }</text:p>
      <text:p text:style-name="P22">&lt;lista_instructiuni&gt; ::= &lt;instructiune&gt; | &lt;instructiune&gt; <text:s/>&lt;lista_instructiuni&gt;</text:p>
      <text:p text:style-name="P23">&lt;instructiune&gt; ::= &lt;while&gt; | &lt;for&gt; | &lt;if&gt; | &lt;if else&gt; | &lt;atrib&gt; | &lt;intrare&gt; | &lt;iesire&gt; | &lt;decl&gt;</text:p>
      <text:p text:style-name="P24">&lt;while&gt; ::= while(&lt;cond&gt;) {&lt;lista_instructiuni&gt;}</text:p>
      <text:p text:style-name="P25">&lt;cond&gt; ::= &lt;variabile&gt;<text:s/>&lt;op_rel&gt; &lt;variabile&gt; | &lt;variabile&gt; &lt;op_rel&gt; &lt;CONST&gt;</text:p>
      <text:p text:style-name="P26">&lt;CONST&gt; ::= [1-9][0-9]* | [1-9][0-9]*.[0-9] | 0</text:p>
      <text:p text:style-name="P27">&lt;op_rel&gt; ::= <text:s/>| != | == | &gt; | &lt; | &gt;= | &lt;=</text:p>
      <text:p text:style-name="P28">&lt;variabile&gt; ::= &lt;ID&gt;</text:p>
      <text:p text:style-name="P29">&lt;ID&gt; ::= [a-zA-Z] | [a-zA-Z0-9]*</text:p>
      <text:p text:style-name="P30">&lt;for&gt; ::= for( &lt;variabile&gt; &lt;op_atr&gt;<text:s/>&lt;variabile&gt;|&lt;CONST&gt; ; &lt;variabile&gt; &lt;op_rel&gt; &lt;variabile&gt;|&lt;CONST&gt; ; &lt;variabile&gt; &lt;op_atr&gt; &lt;variabile&gt;|&lt;CONST&gt;) {&lt;lista_instructiuni&gt;}</text:p>
      <text:p text:style-name="P31">&lt;op_atr&gt; ::= = | += | -=</text:p>
      <text:p text:style-name="P32">&lt;if&gt; ::= if(&lt;cond&gt;) {&lt;lista_instructiuni&gt;}</text:p>
      <text:p text:style-name="P33">&lt;if_else&gt;::= &lt;if&gt; else {&lt;lista_instructiuni&gt;}</text:p>
      <text:p text:style-name="P34">&lt;atrib&gt; ::=<text:s/>&lt;variabile&gt; &lt;op_atr&gt; &lt;variabile&gt; | &lt;variabile&gt; &lt;op_atr&gt; &lt;CONST&gt;</text:p>
      <text:p text:style-name="P35">&lt;intrare&gt; ::= cin&gt;&gt; &lt;variabile&gt;</text:p>
      <text:p text:style-name="P36">&lt;iesire&gt; ::= cout&lt;&lt; &lt;variabile&gt; | cout&lt;&lt; &lt;CONST&gt;</text:p>
      <text:soft-page-break/>
      <text:p text:style-name="P37">&lt;decl&gt; ::= &lt;tip_de_date&gt; &lt;variabile&gt;</text:p>
      <text:p text:style-name="P38">&lt;tip_de_date&gt; ::= int | float | bool | &lt;special&gt;</text:p>
      <text:p text:style-name="P39">&lt;special&gt; ::= special &lt;variabile&gt;(true|false)<text:s/></text:p>
      <text:p text:style-name="P40"/>
      <text:p text:style-name="P41"/>
      <text:p text:style-name="P42">2.</text:p>
      <text:p text:style-name="P43">Perimetru si aria cercului</text:p>
      <text:p text:style-name="P44"/>
      <text:p text:style-name="P45">#include &lt;iostream&gt;</text:p>
      <text:p text:style-name="P46">using namespace std;</text:p>
      <text:p text:style-name="P47">int main()</text:p>
      <text:p text:style-name="P48">{</text:p>
      <text:p text:style-name="P49"><text:tab/>float perimetru;</text:p>
      <text:p text:style-name="P50"><text:tab/>float aria;</text:p>
      <text:p text:style-name="P51"><text:tab/>int aria;</text:p>
      <text:p text:style-name="P52"><text:tab/>perimetru = 0 ;</text:p>
      <text:p text:style-name="P53"><text:tab/>aria = 0 ;</text:p>
      <text:p text:style-name="P54"><text:tab/>cin&gt;&gt;raza;</text:p>
      <text:p text:style-name="P55">aria = raza * raza;</text:p>
      <text:p text:style-name="P56">aria = aria * PI;</text:p>
      <text:p text:style-name="P57"><text:tab/>perimetru= 2 * raza;</text:p>
      <text:p text:style-name="P58">perimetru = perimetru * PI;</text:p>
      <text:p text:style-name="P59"><text:tab/>cout&lt;&lt; perimetru;</text:p>
      <text:p text:style-name="P60"><text:tab/>cout&lt;&lt;aria;</text:p>
      <text:p text:style-name="P61"><text:tab/>return 0;</text:p>
      <text:p text:style-name="P62">}</text:p>
      <text:p text:style-name="P63"/>
      <text:p text:style-name="P64"/>
      <text:p text:style-name="P65">Elemente lexicale:</text:p>
      <text:soft-page-break/>
      <text:p text:style-name="P66">Operatori: <text:s/>*, =</text:p>
      <text:p text:style-name="P67">ID: perimetru, aria, raza</text:p>
      <text:p text:style-name="P68">Cuvinte cheie: float, int, cin, cout, PI, return</text:p>
      <text:p text:style-name="Normal"><text:span text:style-name="T69">CONST: 0, 2, PI=</text:span><text:s/><text:span text:style-name="T70">3.14159265358979323846</text:span></text:p>
      <text:p text:style-name="P71">Separatori: “;”, “{“, “}”,<text:s/>“(“ , “)”</text:p>
      <text:p text:style-name="P72"/>
      <text:p text:style-name="P73">Structuri sintactice:</text:p>
      <text:p text:style-name="P74">Program, atrib, decl, instructiune, intrare, iesire</text:p>
      <text:p text:style-name="P75"/>
      <text:p text:style-name="P76">CMMDC:</text:p>
      <text:p text:style-name="P77">#include &lt;iostream&gt;</text:p>
      <text:p text:style-name="P78">using namespace std;</text:p>
      <text:p text:style-name="P79">int main()</text:p>
      <text:p text:style-name="P80">{</text:p>
      <text:p text:style-name="P81"><text:tab/>int a;</text:p>
      <text:p text:style-name="P82">int b;</text:p>
      <text:p text:style-name="P83"><text:tab/>cin&gt;&gt;a;</text:p>
      <text:p text:style-name="P84"><text:tab/>cin&gt;&gt;b;</text:p>
      <text:p text:style-name="P85"><text:tab/>while (a != b)</text:p>
      <text:p text:style-name="P86"><text:tab/>{</text:p>
      <text:p text:style-name="P87"><text:tab/><text:tab/>if (a &gt; b)</text:p>
      <text:p text:style-name="P88"><text:tab/><text:tab/><text:tab/>a = a - b;</text:p>
      <text:p text:style-name="P89"><text:tab/><text:tab/>else</text:p>
      <text:p text:style-name="P90"><text:tab/><text:tab/><text:tab/>b = b - a;</text:p>
      <text:p text:style-name="P91"><text:tab/>}</text:p>
      <text:p text:style-name="P92"><text:tab/>cout&lt;&lt;a;</text:p>
      <text:p text:style-name="P93"><text:tab/>return 0;</text:p>
      <text:p text:style-name="P94">}</text:p>
      <text:p text:style-name="P95">Elemente lexicale:</text:p>
      <text:soft-page-break/>
      <text:p text:style-name="P96">Operatori: <text:s/>=, -</text:p>
      <text:p text:style-name="P97">ID: cmmdc, a, b</text:p>
      <text:p text:style-name="P98">Cuvinte cheie: int, while, if else, return</text:p>
      <text:p text:style-name="P99">CONST: 0</text:p>
      <text:p text:style-name="P100">Separatori: “,”, “;”, “{“, “}”, “(“, “)”</text:p>
      <text:p text:style-name="P101">Operatori relationali: &gt;, !=</text:p>
      <text:p text:style-name="P102"/>
      <text:p text:style-name="P103">Structuri sintactice:</text:p>
      <text:p text:style-name="P104">program, atrib, decl, instructiune, while, if else, intrare, iesire</text:p>
      <text:p text:style-name="P105"/>
      <text:p text:style-name="P106"/>
      <text:p text:style-name="P107">Suma:</text:p>
      <text:p text:style-name="P108">#include &lt;iostream&gt;</text:p>
      <text:p text:style-name="P109">using namespace std;</text:p>
      <text:p text:style-name="P110">int main()</text:p>
      <text:p text:style-name="P111">{</text:p>
      <text:p text:style-name="P112"><text:tab/>int n;</text:p>
      <text:p text:style-name="P113"><text:tab/>int s;</text:p>
      <text:p text:style-name="P114"><text:tab/>s = 0;</text:p>
      <text:p text:style-name="P115"><text:tab/>cin&gt;&gt;n;</text:p>
      <text:p text:style-name="P116"><text:tab/>int i;</text:p>
      <text:p text:style-name="P117"><text:tab/>i=0;</text:p>
      <text:p text:style-name="P118"><text:tab/>while(i&lt;n)</text:p>
      <text:p text:style-name="P119"><text:tab/>{</text:p>
      <text:p text:style-name="P120"><text:tab/><text:tab/>int number;</text:p>
      <text:p text:style-name="P121"><text:tab/><text:tab/>cin&gt;&gt;number;</text:p>
      <text:p text:style-name="P122"><text:tab/><text:tab/>s=s+number;</text:p>
      <text:p text:style-name="P123"><text:tab/><text:tab/>i=i+1;</text:p>
      <text:p text:style-name="P124"><text:tab/>}</text:p>
      <text:soft-page-break/>
      <text:p text:style-name="P125"><text:tab/>cout&lt;&lt;s;</text:p>
      <text:p text:style-name="P126"><text:tab/>return 0;</text:p>
      <text:p text:style-name="P127">}</text:p>
      <text:p text:style-name="P128"/>
      <text:p text:style-name="P129">Elemente<text:s/>lexicale:</text:p>
      <text:p text:style-name="P130">Operatori: <text:s/>=, -, ++, +=</text:p>
      <text:p text:style-name="P131">ID: Suma, a, b, i, s, vector</text:p>
      <text:p text:style-name="P132">Cuvinte cheie: int, return, for</text:p>
      <text:p text:style-name="P133">CONST: 0</text:p>
      <text:p text:style-name="P134">Separatori: <text:s/>“;”, “{“, “}”, “(“, “)”</text:p>
      <text:p text:style-name="P135">Operatori relationali: &lt;</text:p>
      <text:p text:style-name="P136"/>
      <text:p text:style-name="P137">Structuri sintactice:</text:p>
      <text:p text:style-name="P138">Program, atrib, decl, instructiune, for, intrare, iesire</text:p>
      <text:p text:style-name="P139"/>
      <text:p text:style-name="P140"/>
      <text:p text:style-name="P141"/>
      <text:p text:style-name="P142">3.</text:p>
      <text:p text:style-name="P143"/>
      <text:p text:style-name="P144">Error1:</text:p>
      <text:p text:style-name="P145"/>
      <text:p text:style-name="P146">#include &lt;iostream&gt;</text:p>
      <text:p text:style-name="P147">using namespace std;</text:p>
      <text:p text:style-name="P148">int mein()</text:p>
      <text:p text:style-name="P149">{</text:p>
      <text:p text:style-name="P150"><text:tab/>cin&gt;&gt;a;</text:p>
      <text:p text:style-name="P151"><text:tab/>a = 2;</text:p>
      <text:p text:style-name="P152"><text:tab/>cout&lt;&lt; a;</text:p>
      <text:p text:style-name="P153"><text:tab/>return 0;</text:p>
      <text:soft-page-break/>
      <text:p text:style-name="P154">}</text:p>
      <text:p text:style-name="P155"/>
      <text:p text:style-name="P156">Prima eroare: antetul programului <text:s/>este gresit</text:p>
      <text:p text:style-name="P157">A doua eroare: variabila “a” nu este declaranta</text:p>
      <text:p text:style-name="P158"/>
      <text:p text:style-name="P159">Error2:</text:p>
      <text:p text:style-name="P160"/>
      <text:p text:style-name="P161">#include &lt;iostream&gt;</text:p>
      <text:p text:style-name="P162">using namespace std;</text:p>
      <text:p text:style-name="P163">int main()</text:p>
      <text:p text:style-name="P164">{</text:p>
      <text:p text:style-name="P165"><text:tab/>int a;</text:p>
      <text:p text:style-name="P166"><text:tab/>cin&gt;&gt;a;</text:p>
      <text:p text:style-name="P167"><text:tab/>do</text:p>
      <text:p text:style-name="P168"><text:tab/>{</text:p>
      <text:p text:style-name="P169"><text:tab/><text:tab/>a--;</text:p>
      <text:p text:style-name="P170"><text:tab/>}<text:s/><text:tab/>while (a &gt; 0);</text:p>
      <text:p text:style-name="P171"><text:tab/>cout&lt;&lt; a;</text:p>
      <text:p text:style-name="P172"><text:tab/>return 0;</text:p>
      <text:p text:style-name="P173">}</text:p>
      <text:p text:style-name="P174"/>
      <text:p text:style-name="P175">Prima eroare: MLP-ul nu cunoaste ce inseamna “—”</text:p>
      <text:p text:style-name="P176">A doua eroare: MLP-ul nu cunoaste ce inseamna “do while”</text:p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 Puț</meta:initial-creator>
    <dc:creator>Anton Puț</dc:creator>
    <meta:creation-date>2021-10-06T14:26:00Z</meta:creation-date>
    <dc:date>2021-10-21T13:12:00Z</dc:date>
    <meta:template xlink:href="Normal.dotm" xlink:type="simple"/>
    <meta:editing-cycles>313</meta:editing-cycles>
    <meta:editing-duration>PT18300S</meta:editing-duration>
    <meta:document-statistic meta:page-count="6" meta:paragraph-count="6" meta:word-count="508" meta:character-count="3403" meta:row-count="24" meta:non-whitespace-character-count="2901"/>
  </office:meta>
</office:document-meta>
</file>